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</text:p>
      <text:p text:style-name="Standard"/>
      <text:p text:style-name="Standard">Quad: -15</text:p>
      <text:p text:style-name="Standard">Foot: -20</text:p>
      <text:p text:style-name="Standard"/>
      <text:p text:style-name="Standard">Quad: 30</text:p>
      <text:p text:style-name="Standard">Foot: -50</text:p>
      <text:p text:style-name="Standard"/>
      <text:p text:style-name="Standard">Quad: 20</text:p>
      <text:p text:style-name="Standard">Foot: 20</text:p>
      <text:p text:style-name="Standard"/>
      <text:p text:style-name="Standard">Return</text:p>
      <text:p text:style-name="Standard"/>
      <text:p text:style-name="Standard"/>
      <text:p text:style-name="Standard">Start</text:p>
      <text:p text:style-name="Standard"/>
      <text:p text:style-name="Standard">Quad: 15</text:p>
      <text:p text:style-name="Standard">Foot: 20</text:p>
      <text:p text:style-name="Standard"/>
      <text:p text:style-name="Standard">Quad: -30</text:p>
      <text:p text:style-name="Standard">Foot: 50</text:p>
      <text:p text:style-name="Standard"/>
      <text:p text:style-name="Standard">Quad: -20</text:p>
      <text:p text:style-name="Standard">Foot: -20</text:p>
      <text:p text:style-name="Standard"/>
      <text:p text:style-name="Standard">Retur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shaar Rao</meta:initial-creator>
    <meta:creation-date>2016-07-15T09:04:40.43</meta:creation-date>
    <dc:date>2016-07-15T10:30:58.12</dc:date>
    <dc:creator>Sishaar Rao</dc:creator>
    <meta:editing-duration>PT1H26M1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6" meta:word-count="28" meta:character-count="124"/>
  </office:meta>
</office:document-meta>
</file>